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language="ru" fo:country="RU" style:language-asian="ru" style:country-asian="RU"/>
    </style:style>
    <style:style style:name="P4" style:family="paragraph" style:parent-style-name="Text_20_body">
      <style:paragraph-properties fo:margin-left="0.751cm" fo:margin-right="0cm" fo:text-indent="0cm" style:auto-text-indent="false">
        <style:tab-stops/>
      </style:paragraph-properties>
      <style:text-properties fo:language="ru" fo:country="RU"/>
    </style:style>
    <style:style style:name="P5" style:family="paragraph" style:parent-style-name="Text_20_body">
      <style:paragraph-properties fo:margin-left="0.751cm" fo:margin-right="0cm" fo:text-indent="0cm" style:auto-text-indent="false">
        <style:tab-stops>
          <style:tab-stop style:position="0.501cm"/>
        </style:tab-stops>
      </style:paragraph-properties>
      <style:text-properties fo:language="ru" fo:country="RU"/>
    </style:style>
    <style:style style:name="P6" style:family="paragraph" style:parent-style-name="Text_20_body">
      <style:paragraph-properties fo:margin-left="0.751cm" fo:margin-right="0cm" fo:text-indent="0cm" style:auto-text-indent="false">
        <style:tab-stops/>
      </style:paragraph-properties>
    </style:style>
    <style:style style:name="P7" style:family="paragraph" style:parent-style-name="Text_20_body">
      <style:paragraph-properties fo:margin-left="0.751cm" fo:margin-right="0cm" fo:text-indent="0cm" style:auto-text-indent="false">
        <style:tab-stops>
          <style:tab-stop style:position="0.501cm"/>
        </style:tab-stops>
      </style:paragraph-properties>
    </style:style>
    <style:style style:name="P8" style:family="paragraph" style:parent-style-name="Основной_20_текст">
      <style:paragraph-properties fo:margin-left="0.751cm" fo:margin-right="0cm" fo:text-indent="0cm" style:auto-text-indent="false">
        <style:tab-stops/>
      </style:paragraph-properties>
      <style:text-properties fo:language="ru" fo:country="RU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Основной_20_текст">
      <style:text-properties fo:language="en" fo:country="US" fo:font-weight="bold" style:font-weight-asian="bold"/>
    </style:style>
    <style:style style:name="P11" style:family="paragraph" style:parent-style-name="Основной_20_текст">
      <style:paragraph-properties>
        <style:tab-stops>
          <style:tab-stop style:position="1.752cm"/>
          <style:tab-stop style:position="1.799cm"/>
        </style:tab-stops>
      </style:paragraph-properties>
      <style:text-properties fo:language="en" fo:country="US"/>
    </style:style>
    <style:style style:name="P12" style:family="paragraph" style:parent-style-name="Основной_20_текст">
      <style:text-properties fo:font-weight="bold" style:font-weight-asian="bold"/>
    </style:style>
    <style:style style:name="P13" style:family="paragraph" style:parent-style-name="Основной_20_текст">
      <style:paragraph-properties>
        <style:tab-stops>
          <style:tab-stop style:position="1.752cm"/>
          <style:tab-stop style:position="1.799cm"/>
        </style:tab-stops>
      </style:paragraph-properties>
    </style:style>
    <style:style style:name="P14" style:family="paragraph" style:parent-style-name="InfoBlue" style:list-style-name="WW8Num11"/>
    <style:style style:name="P15" style:family="paragraph" style:parent-style-name="InfoBlue" style:list-style-name=""/>
    <style:style style:name="P16" style:family="paragraph" style:parent-style-name="InfoBlue" style:list-style-name="">
      <style:paragraph-properties fo:margin-left="0.751cm" fo:margin-right="0cm" fo:text-indent="0cm" style:auto-text-indent="false">
        <style:tab-stops>
          <style:tab-stop style:position="0.501cm"/>
        </style:tab-stops>
      </style:paragraph-properties>
    </style:style>
    <style:style style:name="P17" style:family="paragraph" style:parent-style-name="InfoBlue" style:list-style-name="">
      <style:paragraph-properties fo:margin-left="1.386cm" fo:margin-right="0cm" fo:text-indent="0cm" style:auto-text-indent="false">
        <style:tab-stops/>
      </style:paragraph-properties>
    </style:style>
    <style:style style:name="P18" style:family="paragraph" style:parent-style-name="Заголовок_20_3" style:list-style-name="">
      <style:text-properties fo:language="ru" fo:country="RU"/>
    </style:style>
    <style:style style:name="P19" style:family="paragraph" style:parent-style-name="Text_20_body" style:list-style-name="L1">
      <style:text-properties fo:language="ru" fo:country="RU"/>
    </style:style>
    <style:style style:name="P20" style:family="paragraph" style:parent-style-name="Text_20_body" style:list-style-name="WW8Num10">
      <style:paragraph-properties>
        <style:tab-stops>
          <style:tab-stop style:position="0.407cm"/>
          <style:tab-stop style:position="0.455cm"/>
        </style:tab-stops>
      </style:paragraph-properties>
      <style:text-properties fo:language="ru" fo:country="RU"/>
    </style:style>
    <style:style style:name="P21" style:family="paragraph" style:parent-style-name="Text_20_body" style:list-style-name="WW8Num10">
      <style:paragraph-properties>
        <style:tab-stops>
          <style:tab-stop style:position="0.407cm"/>
          <style:tab-stop style:position="0.455cm"/>
        </style:tab-stops>
      </style:paragraph-properties>
    </style:style>
    <style:style style:name="P22" style:family="paragraph" style:parent-style-name="Main_20_Title" style:master-page-name="MP0">
      <style:paragraph-properties style:page-number="auto" fo:break-before="page"/>
    </style:style>
    <style:style style:name="T1" style:family="text">
      <style:text-properties style:language-asian="ru" style:country-asian="RU"/>
    </style:style>
    <style:style style:name="T2" style:family="text">
      <style:text-properties fo:font-size="14pt" fo:language="en" fo:country="US" style:font-size-asian="14pt" style:language-asian="ru" style:country-asian="RU" style:font-size-complex="14pt"/>
    </style:style>
    <style:style style:name="T3" style:family="text">
      <style:text-properties fo:font-size="14pt" style:font-size-asian="14pt" style:language-asian="ru" style:country-asian="RU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asian="ru" style:country-asian="RU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ru" fo:country="RU" officeooo:rsid="000744c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weight="bold" style:font-weight-asian="bold"/>
    </style:style>
    <text:list-style style:name="L1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ST RESULTS</text:p>
      <text:h text:style-name="Заголовок_20_1" text:outline-level="1">Introduction</text:h>
      <text:h text:style-name="Заголовок_20_2" text:outline-level="2"><text:bookmark-start text:name="__RefHeading___Toc216863487"/>Purpose<text:bookmark-end text:name="__RefHeading___Toc216863487"/></text:h>
      <text:p text:style-name="P1"/>
      <text:list xml:id="list4676872355619013885" text:style-name="WW8Num11">
        <text:list-item>
          <text:p text:style-name="P14">Целью составления данного Тест Плана является <text:span text:style-name="Основной_20_шрифт_20_абзаца"><text:span text:style-name="T1">описание процесса тестирования приложения </text:span></text:span><text:span text:style-name="Основной_20_шрифт_20_абзаца"><text:span text:style-name="T2">MultiTetris</text:span></text:span><text:span text:style-name="Основной_20_шрифт_20_абзаца"><text:span text:style-name="T1">. Документ позволяет получить представление о мероприятиях по тестированию проекта.</text:span></text:span></text:p>
        </text:list-item>
      </text:list>
      <text:h text:style-name="Заголовок_20_2" text:outline-level="2"><text:bookmark-start text:name="__RefHeading___Toc216863488"/>Background<text:bookmark-end text:name="__RefHeading___Toc216863488"/></text:h>
      <text:p text:style-name="P1"/>
      <text:list xml:id="list152551247866306" text:continue-numbering="true" text:style-name="WW8Num11">
        <text:list-item>
          <text:p text:style-name="InfoBlue"><text:span text:style-name="Основной_20_шрифт_20_абзаца"><text:span text:style-name="T2">MultiTetris</text:span></text:span><text:span text:style-name="Основной_20_шрифт_20_абзаца"><text:span text:style-name="T1"> – игра Тетрис с возможностью мультиплеера.</text:span></text:span></text:p>
        </text:list-item>
      </text:list>
      <text:h text:style-name="Заголовок_20_2" text:outline-level="2"><text:bookmark-start text:name="__RefHeading___Toc216863489"/>Scope<text:bookmark-end text:name="__RefHeading___Toc216863489"/></text:h>
      <text:p text:style-name="P1"/>
      <text:p text:style-name="P2"><text:span text:style-name="Основной_20_шрифт_20_абзаца"><text:span text:style-name="T4">Целью тестирования приложения </text:span></text:span><text:span text:style-name="Основной_20_шрифт_20_абзаца"><text:span text:style-name="T3">MultiTetris</text:span></text:span><text:span text:style-name="Основной_20_шрифт_20_абзаца"><text:span text:style-name="T4"> является проверка корректной работы его функциональностей, удобства приложения для пользователя,а также выявления пожеланий пользователя по расширению или исправлению существующих функционалов</text:span></text:span></text:p>
      <text:p text:style-name="P3"/>
      <text:p text:style-name="P3">Итогом процесса тестирования должен стать развернутый обзор, дающий разработчкам, менеджерам и пользователям данного продукта картину относительно удобства пользования приложением конечным пользователем.</text:p>
      <text:p text:style-name="P3"/>
      <text:p text:style-name="P3">Тестирование будет производиться вручную, с позиции конечного пользователя приложения.</text:p>
      <text:h text:style-name="Заголовок_20_1" text:outline-level="1"><text:bookmark-start text:name="__RefHeading___Toc216863491"/>Test Items<text:bookmark-end text:name="__RefHeading___Toc216863491"/></text:h>
      <text:p text:style-name="P1"/>
      <text:list xml:id="list152550029795216" text:continue-numbering="true" text:style-name="WW8Num11">
        <text:list-item>
          <text:p text:style-name="InfoBlue">Приложение должно удовлетворять потребности пользователей при игре в тетрис с возможность мультиплеера.</text:p>
        </text:list-item>
      </text:list>
      <text:p text:style-name="P9">Приложение должно представлять собой игру.</text:p>
      <text:p text:style-name="P4">Для этого приложение должно позволять пользователю:</text:p>
      <text:p text:style-name="P4">- возможность одиночной игры;</text:p>
      <text:p text:style-name="P4">- возможность многопользовательской игры;</text:p>
      <text:p text:style-name="P4">- просмотр статистики ;</text:p>
      <text:p text:style-name="P6"><text:span text:style-name="Основной_20_шрифт_20_абзаца"><text:span text:style-name="T4">- </text:span></text:span><text:span text:style-name="Основной_20_шрифт_20_абзаца"><text:span text:style-name="T5">С помощью клавиатуры возможность <text:s/>управлять фигуркой (вращать, поворачивать вправо или влево и ускорять падение)</text:span></text:span><text:span text:style-name="Основной_20_шрифт_20_абзаца"><text:span text:style-name="T4">;</text:span></text:span></text:p>
      <text:p text:style-name="P4">Объект тестирования должен обладать следующими атрибутами качества:</text:p>
      <text:list xml:id="list2084086097451080744" text:style-name="L1">
        <text:list-item>
          <text:p text:style-name="P19">Приложение должно быть простым в использовании и обладать понятным графическим интерфейсом.</text:p>
        </text:list-item>
      </text:list>
      <text:h text:style-name="Заголовок_20_1" text:outline-level="1">Risk Issues</text:h>
      <text:p text:style-name="Standard"><text:span text:style-name="Основной_20_шрифт_20_абзаца"><text:span text:style-name="T4"><text:tab/>Приложение должно запускаться на ОС </text:span></text:span>Windows<text:span text:style-name="Основной_20_шрифт_20_абзаца"><text:span text:style-name="T4">.</text:span></text:span></text:p>
      <text:p text:style-name="P1"/>
      <text:p text:style-name="P1"/>
      <text:p text:style-name="P1"/>
      <text:p text:style-name="P1"/>
      <text:h text:style-name="Заголовок_20_1" text:outline-level="1"><text:soft-page-break/>Feature to be tested</text:h>
      <text:p text:style-name="P5">- игра в одиночном режиме.</text:p>
      <text:p text:style-name="P5">- игра в многопользовательском режиме</text:p>
      <text:p text:style-name="P5">- просмотр статистии</text:p>
      <text:p text:style-name="P7"><text:span text:style-name="Основной_20_шрифт_20_абзаца"><text:span text:style-name="T4">- с</text:span></text:span><text:span text:style-name="Основной_20_шрифт_20_абзаца"><text:span text:style-name="T5"> помощью клавиатуры возможность управлять фигуркой (вращать, поворачивать вправо или влево и ускорять падение)</text:span></text:span><text:span text:style-name="Основной_20_шрифт_20_абзаца"><text:span text:style-name="T4">;</text:span></text:span></text:p>
      <text:p text:style-name="P5"/>
      <text:h text:style-name="Заголовок_20_1" text:outline-level="1"><text:bookmark-start text:name="__RefHeading___Toc216863492"/>Test Approach<text:bookmark-end text:name="__RefHeading___Toc216863492"/></text:h>
      <text:p text:style-name="P5"/>
      <text:p text:style-name="P16">В процессе тестирования приложения <text:span text:style-name="Основной_20_шрифт_20_абзаца"><text:span text:style-name="T2">MultiTetris</text:span></text:span> будет применено ручное тестирование ввиду сильного ограничения по времени на тестирование и отсутствия опыта в написании автоматических тестов для веб-приложений.</text:p>
      <text:p text:style-name="P5">Также будет проверено соответствие документации состоянию проекта.</text:p>
      <text:h text:style-name="Заголовок_20_2" text:outline-level="2"><text:bookmark-start text:name="__RefHeading___Toc216863493"/>Functional Test Cases<text:bookmark-end text:name="__RefHeading___Toc216863493"/></text:h>
      <text:h text:style-name="Заголовок_20_3" text:outline-level="3"><text:bookmark-start text:name="__RefHeading___Toc216863495"/><text:span text:style-name="Основной_20_шрифт_20_абзаца"><text:span text:style-name="T4">Возможность одиночной игры</text:span></text:span>[001]<text:bookmark-end text:name="__RefHeading___Toc216863495"/></text:h>
      <text:p text:style-name="P10">Goal:</text:p>
      <text:p text:style-name="P8">Играть в тетрис в одиночном режиме.</text:p>
      <text:p text:style-name="Основной_20_текст"><text:span text:style-name="Основной_20_шрифт_20_абзаца"><text:span text:style-name="T9">Process</text:span></text:span><text:span text:style-name="Основной_20_шрифт_20_абзаца"><text:span text:style-name="T6"> </text:span></text:span><text:span text:style-name="Основной_20_шрифт_20_абзаца"><text:span text:style-name="T9">description</text:span></text:span><text:span text:style-name="Основной_20_шрифт_20_абзаца"><text:span text:style-name="T6">:</text:span></text:span></text:p>
      <text:list xml:id="list3572168553501819362" text:style-name="WW8Num10">
        <text:list-item>
          <text:p text:style-name="P20">Запуск приложения.</text:p>
        </text:list-item>
        <text:list-item>
          <text:p text:style-name="P21">Нажать кнопки “Start game”</text:p>
        </text:list-item>
        <text:list-item>
          <text:p text:style-name="P21"><text:span text:style-name="Основной_20_шрифт_20_абзаца"><text:span text:style-name="T4">Нажатие кнопки </text:span></text:span>“Single player”</text:p>
        </text:list-item>
      </text:list>
      <text:p text:style-name="P12">Completion Criteria:</text:p>
      <text:list xml:id="list152307086285480" text:style-name="WW8Num11">
        <text:list-item>
          <text:p text:style-name="P14">Запуск игровой локации, отрисовка поля, появление первой игровой фигурки.</text:p>
        </text:list-item>
      </text:list>
      <text:p text:style-name="P13"><text:span text:style-name="Основной_20_шрифт_20_абзаца"><text:span text:style-name="T6">Actual Result: </text:span></text:span><text:span text:style-name="Основной_20_шрифт_20_абзаца"><text:span text:style-name="T4">Запуска игровой локации не произошло, поле не отрисовалось, <text:s/>фигура не появилась.</text:span></text:span></text:p>
      <text:p text:style-name="P13"><text:span text:style-name="Основной_20_шрифт_20_абзаца"><text:span text:style-name="T6">Pass/Fail Criteria: </text:span></text:span><text:span text:style-name="Основной_20_шрифт_20_абзаца"><text:span text:style-name="T8">Fail</text:span></text:span><text:span text:style-name="Основной_20_шрифт_20_абзаца"><text:span text:style-name="T4">.</text:span></text:span></text:p>
      <text:h text:style-name="P18" text:outline-level="3">Возможность многопользовательской игры[002]</text:h>
      <text:p text:style-name="Основной_20_текст"><text:span text:style-name="Основной_20_шрифт_20_абзаца"><text:span text:style-name="T9">Goal</text:span></text:span><text:span text:style-name="Основной_20_шрифт_20_абзаца"><text:span text:style-name="T6">:</text:span></text:span></text:p>
      <text:p text:style-name="P8">Играть в тетрис в многопользовательском режиме режиме.</text:p>
      <text:p text:style-name="Основной_20_текст"><text:span text:style-name="Основной_20_шрифт_20_абзаца"><text:span text:style-name="T9">Process</text:span></text:span><text:span text:style-name="Основной_20_шрифт_20_абзаца"><text:span text:style-name="T6"> </text:span></text:span><text:span text:style-name="Основной_20_шрифт_20_абзаца"><text:span text:style-name="T9">description</text:span></text:span><text:span text:style-name="Основной_20_шрифт_20_абзаца"><text:span text:style-name="T6">:</text:span></text:span></text:p>
      <text:list xml:id="list152307234482156" text:style-name="WW8Num10">
        <text:list-item>
          <text:p text:style-name="P20">Запуск приложения</text:p>
        </text:list-item>
        <text:list-item>
          <text:p text:style-name="P21"><text:span text:style-name="Основной_20_шрифт_20_абзаца"><text:span text:style-name="T4"><text:s/>Нажать кнопки “</text:span></text:span>Start<text:span text:style-name="Основной_20_шрифт_20_абзаца"><text:span text:style-name="T4"> </text:span></text:span>game<text:span text:style-name="Основной_20_шрифт_20_абзаца"><text:span text:style-name="T4">”</text:span></text:span></text:p>
        </text:list-item>
        <text:list-item>
          <text:p text:style-name="P21"><text:span text:style-name="Основной_20_шрифт_20_абзаца"><text:span text:style-name="T4">Нажатие</text:span></text:span> <text:span text:style-name="Основной_20_шрифт_20_абзаца"><text:span text:style-name="T4">кнопки</text:span></text:span> “Multiplayer Mode 1” <text:span text:style-name="Основной_20_шрифт_20_абзаца"><text:span text:style-name="T4">или</text:span></text:span> <text:s/>“Multiplayer Mode 2 “</text:p>
        </text:list-item>
      </text:list>
      <text:p text:style-name="P12">Completion Criteria:</text:p>
      <text:list xml:id="list152307038600302" text:style-name="WW8Num11">
        <text:list-item>
          <text:p text:style-name="P14">Запуск игровой локации, отрисовка обоих полей, появление первой игровой фигурки для каждого поля.</text:p>
        </text:list-item>
      </text:list>
      <text:p text:style-name="P15"><text:span text:style-name="Основной_20_шрифт_20_абзаца"><text:span text:style-name="T10">Actual Result: </text:span></text:span>Запуска игровой локации не произошло, поля не отрисовались, <text:s/>фигуры не появились.</text:p>
      <text:p text:style-name="P15"><text:span text:style-name="Основной_20_шрифт_20_абзаца"><text:span text:style-name="T10">Pass/Fail Criteria: </text:span></text:span><text:span text:style-name="Основной_20_шрифт_20_абзаца"><text:span text:style-name="T8">fail</text:span></text:span>.</text:p>
      <text:h text:style-name="Заголовок_20_3" text:outline-level="3"><text:soft-page-break/><text:span text:style-name="Основной_20_шрифт_20_абзаца"><text:span text:style-name="T4">Просмотр статистики</text:span></text:span>[003]</text:h>
      <text:p text:style-name="P10">Goal:</text:p>
      <text:p text:style-name="P8">Открыть статистику игр.</text:p>
      <text:p text:style-name="Основной_20_текст"><text:span text:style-name="Основной_20_шрифт_20_абзаца"><text:span text:style-name="T9">Process</text:span></text:span><text:span text:style-name="Основной_20_шрифт_20_абзаца"><text:span text:style-name="T6"> </text:span></text:span><text:span text:style-name="Основной_20_шрифт_20_абзаца"><text:span text:style-name="T9">description</text:span></text:span><text:span text:style-name="Основной_20_шрифт_20_абзаца"><text:span text:style-name="T6">:</text:span></text:span></text:p>
      <text:list xml:id="list152305922673250" text:style-name="WW8Num10">
        <text:list-item>
          <text:p text:style-name="P20">Запуск приложения</text:p>
        </text:list-item>
        <text:list-item>
          <text:p text:style-name="P21"><text:span text:style-name="Основной_20_шрифт_20_абзаца"><text:span text:style-name="T4">Нажатие кнопки </text:span></text:span>“Statistics”</text:p>
        </text:list-item>
      </text:list>
      <text:p text:style-name="P12">Completion Criteria:</text:p>
      <text:list xml:id="list152306600344009" text:style-name="WW8Num11">
        <text:list-item>
          <text:p text:style-name="P14">Открытие статистики игры.</text:p>
        </text:list-item>
      </text:list>
      <text:p text:style-name="P13"><text:span text:style-name="Основной_20_шрифт_20_абзаца"><text:span text:style-name="T6">Actual Result: </text:span></text:span><text:span text:style-name="Основной_20_шрифт_20_абзаца"><text:span text:style-name="T4">Таблица со статистикой открылась.</text:span></text:span></text:p>
      <text:p text:style-name="P13"><text:span text:style-name="Основной_20_шрифт_20_абзаца"><text:span text:style-name="T6">Pass/Fail Criteria: </text:span></text:span><text:span text:style-name="Основной_20_шрифт_20_абзаца"><text:span text:style-name="T4">pass.</text:span></text:span></text:p>
      <text:h text:style-name="P18" text:outline-level="3">Управление фигурой с помощью клавиатуры [004]</text:h>
      <text:p text:style-name="Основной_20_текст"><text:span text:style-name="Основной_20_шрифт_20_абзаца"><text:span text:style-name="T9">Goal</text:span></text:span><text:span text:style-name="Основной_20_шрифт_20_абзаца"><text:span text:style-name="T6">:</text:span></text:span></text:p>
      <text:p text:style-name="P8">С помощью клавиш управлять игровой фигурой</text:p>
      <text:p text:style-name="Основной_20_текст"><text:span text:style-name="Основной_20_шрифт_20_абзаца"><text:span text:style-name="T9">Process</text:span></text:span><text:span text:style-name="Основной_20_шрифт_20_абзаца"><text:span text:style-name="T6"> </text:span></text:span><text:span text:style-name="Основной_20_шрифт_20_абзаца"><text:span text:style-name="T9">description</text:span></text:span><text:span text:style-name="Основной_20_шрифт_20_абзаца"><text:span text:style-name="T6">:</text:span></text:span></text:p>
      <text:list xml:id="list152306354558228" text:style-name="WW8Num10">
        <text:list-item>
          <text:p text:style-name="P20">Запуск приложения</text:p>
        </text:list-item>
        <text:list-item>
          <text:p text:style-name="P21"><text:span text:style-name="Основной_20_шрифт_20_абзаца"><text:span text:style-name="T4">Нажатие кнопки </text:span></text:span>“Start Game”</text:p>
        </text:list-item>
        <text:list-item>
          <text:p text:style-name="P21"><text:span text:style-name="Основной_20_шрифт_20_абзаца"><text:span text:style-name="T4">Нажатие</text:span></text:span> <text:span text:style-name="Основной_20_шрифт_20_абзаца"><text:span text:style-name="T4">кнопок</text:span></text:span> “Single player”, <text:span text:style-name="Основной_20_шрифт_20_абзаца"><text:span text:style-name="T4">или</text:span></text:span> “Multiplayer Mode 1 “ , <text:span text:style-name="Основной_20_шрифт_20_абзаца"><text:span text:style-name="T4">или</text:span></text:span> “Multiplayer Mode 2 “</text:p>
        </text:list-item>
        <text:list-item>
          <text:p text:style-name="P20">Запуск локации, отрисовка поля (или полей) и появление первой фигуры</text:p>
        </text:list-item>
        <text:list-item>
          <text:p text:style-name="P20">Нажатие клавиши для управления фигуры</text:p>
        </text:list-item>
        <text:list-item>
          <text:p text:style-name="P20">Фигура изменяет свое положение</text:p>
        </text:list-item>
      </text:list>
      <text:p text:style-name="P12">Completion Criteria:</text:p>
      <text:list xml:id="list152307722786084" text:style-name="WW8Num11">
        <text:list-item>
          <text:p text:style-name="P14">Запуск игровой локации, отрисовка обоих полей, появление первой игровой фигурки для каждого поля.</text:p>
        </text:list-item>
      </text:list>
      <text:p text:style-name="P17"><text:span text:style-name="Основной_20_шрифт_20_абзаца"><text:span text:style-name="T10">Actual Result: </text:span></text:span>Не удалость запустить игровую локацию, поле(поля) не отрисовалось (отрисовались), фигура не появилась</text:p>
      <text:p text:style-name="P13"><text:span text:style-name="Основной_20_шрифт_20_абзаца"><text:span text:style-name="T6">Pass/Fail Criteria: </text:span></text:span><text:span text:style-name="Основной_20_шрифт_20_абзаца"><text:span text:style-name="T4">pass.</text:span></text:span></text:p>
      <text:h text:style-name="Заголовок_20_2" text:outline-level="2">Documentation Test Cases</text:h>
      <text:h text:style-name="Заголовок_20_3" text:outline-level="3"><text:bookmark-start text:name="__RefHeading___Toc21686349512"/>Актуальность Readme[001]<text:bookmark-end text:name="__RefHeading___Toc21686349512"/></text:h>
      <text:p text:style-name="P10">Goal:</text:p>
      <text:p text:style-name="P8">Проверить соответсвие Readme состоянию проекта.</text:p>
      <text:p text:style-name="Основной_20_текст"><text:span text:style-name="Основной_20_шрифт_20_абзаца"><text:span text:style-name="T9">Process</text:span></text:span><text:span text:style-name="Основной_20_шрифт_20_абзаца"><text:span text:style-name="T6"> </text:span></text:span><text:span text:style-name="Основной_20_шрифт_20_абзаца"><text:span text:style-name="T9">description</text:span></text:span><text:span text:style-name="Основной_20_шрифт_20_абзаца"><text:span text:style-name="T6">:</text:span></text:span></text:p>
      <text:list xml:id="list152306688054290" text:style-name="WW8Num10">
        <text:list-item>
          <text:p text:style-name="P21"><text:span text:style-name="Основной_20_шрифт_20_абзаца"><text:span text:style-name="T4">Чтение <text:s/>Readme</text:span></text:span></text:p>
        </text:list-item>
        <text:list-item>
          <text:p text:style-name="P21"><text:span text:style-name="Основной_20_шрифт_20_абзаца"><text:span text:style-name="T4">Анализ соответсвия readme SRS</text:span></text:span></text:p>
        </text:list-item>
      </text:list>
      <text:p text:style-name="P12">Completion Criteria:</text:p>
      <text:list xml:id="list152307310275575" text:style-name="WW8Num11">
        <text:list-item>
          <text:p text:style-name="P14">все позиции в README соотносятся с SRS и состоянием проекта</text:p>
        </text:list-item>
      </text:list>
      <text:p text:style-name="P13"><text:span text:style-name="Основной_20_шрифт_20_абзаца"><text:span text:style-name="T9">Actual Result: </text:span></text:span><text:span text:style-name="Основной_20_шрифт_20_абзаца"><text:span text:style-name="T4">несодержательный</text:span></text:span><text:span text:style-name="Основной_20_шрифт_20_абзаца"><text:span text:style-name="T8"> README.</text:span></text:span></text:p>
      <text:p text:style-name="P13"><text:span text:style-name="Основной_20_шрифт_20_абзаца"><text:span text:style-name="T8">Pass/Fail Criteria: fail.</text:span></text:span></text:p>
      <text:p text:style-name="P11"/>
      <text:h text:style-name="Заголовок_20_1" text:outline-level="1"><text:bookmark-start text:name="__RefHeading___Toc216863501"/><text:soft-page-break/>Conclusion<text:bookmark-end text:name="__RefHeading___Toc216863501"/></text:h>
      <text:p text:style-name="Standard"><text:span text:style-name="Основной_20_шрифт_20_абзаца"><text:span text:style-name="T4"><text:tab/>В ходе проведения тестов были выявлены <text:s/>небольшие проблемы с соответствием диаграмм, </text:span></text:span>SRS<text:span text:style-name="Основной_20_шрифт_20_абзаца"><text:span text:style-name="T4"> и реального приложения. Атрибуты качества были проверены, но не все из них соответствовали ожидаемым результатам. В требованиях не описан запуск окна с правилами игры. В диаграммах указана реализация </text:span></text:span><text:span text:style-name="Основной_20_шрифт_20_абзаца"><text:span text:style-name="T7">мультиплеера, паттерна «Фабрика», который создает игровые фигурки</text:span></text:span><text:span text:style-name="Основной_20_шрифт_20_абзаца"><text:span text:style-name="T4">. В функциональном тестировании </text:span></text:span><text:span text:style-name="Основной_20_шрифт_20_абзаца"><text:span text:style-name="T7">были проблемы с запуском игровых локаций</text:span></text:span><text:span text:style-name="Основной_20_шрифт_20_абзаца"><text:span text:style-name="T4">. </text:span></text:span>README<text:span text:style-name="Основной_20_шрифт_20_абзаца"><text:span text:style-name="T4"> проекта не описано должным образом что мешает сразу понять что за проект. 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margin-top="0.212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Заголовок_20_2" style:display-name="Заголовок 2" style:family="paragraph" style:parent-style-name="Заголовок_20_1" style:next-style-name="Standard" style:default-outline-level="2">
      <style:paragraph-properties fo:hyphenation-ladder-count="no-limit"/>
      <style:text-properties fo:font-size="10pt" style:font-size-asian="10pt" fo:hyphenate="false"/>
    </style:style>
    <style:style style:name="Заголовок_20_3" style:display-name="Заголовок 3" style:family="paragraph" style:parent-style-name="Заголовок_20_1" style:next-style-name="Standard" style:default-outline-level="3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Заголовок_20_4" style:display-name="Заголовок 4" style:family="paragraph" style:parent-style-name="Заголовок_20_1" style:next-style-name="Standard" style:default-outline-level="4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423cm" fo:margin-bottom="0.106cm" style:contextual-spacing="false" fo:hyphenation-ladder-count="no-limit"/>
      <style:text-properties fo:font-size="11pt" style:font-size-asian="11pt" fo:hyphenate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423cm" fo:margin-bottom="0.106cm" style:contextual-spacing="false" fo:hyphenation-ladder-count="no-limit"/>
      <style:text-properties fo:hyphenate="false"/>
    </style:style>
    <style:style style:name="Заголовок_20_8" style:display-name="Заголовок 8" style:family="paragraph" style:parent-style-name="Standard" style:next-style-name="Standard" style:default-outline-level="8">
      <style:paragraph-properties fo:margin-top="0.423cm" fo:margin-bottom="0.106cm" style:contextual-spacing="false" fo:hyphenation-ladder-count="no-limit"/>
      <style:text-properties fo:font-style="italic" style:font-style-asian="italic" fo:hyphenate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Подзаголовок" style:family="paragraph" style:parent-style-name="Heading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Обычный_20_отступ" style:display-name="Обычный отступ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Основной_20_текст_20_2" style:display-name="Основной текст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 style:list-style-name="WW8Num9">
      <style:paragraph-properties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2.54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next-style-name="Text_20_body" style:list-style-name="WW8Num11">
      <style:paragraph-properties fo:margin-top="0cm" fo:margin-bottom="0.212cm" style:contextual-spacing="false" fo:hyphenation-ladder-count="no-limit"/>
      <style:text-properties fo:language="ru" fo:country="RU" fo:hyphenate="false"/>
    </style:style>
    <style:style style:name="RevisionHist" style:family="paragraph" style:parent-style-name="Standard">
      <style:paragraph-properties fo:line-height="100%" fo:orphans="2" fo:widows="2" fo:hyphenation-ladder-count="no-limit"/>
      <style:text-properties fo:hyphenate="false"/>
    </style:style>
    <style:style style:name="Дата" style:family="paragraph" style:parent-style-name="Standard">
      <style:paragraph-properties fo:line-height="100%" fo:orphans="2" fo:widows="2" fo:hyphenation-ladder-count="no-limit"/>
      <style:text-properties fo:hyphenate="false"/>
    </style:style>
    <style:style style:name="Hierarchy" style:family="paragraph" style:parent-style-name="Standard">
      <style:paragraph-properties fo:margin-left="0cm" fo:margin-right="-6.096cm" fo:margin-top="0cm" fo:margin-bottom="0.212cm" style:contextual-spacing="false" fo:line-height="100%" fo:orphans="2" fo:widows="2" fo:hyphenation-ladder-count="no-limit" fo:text-indent="0cm" style:auto-text-indent="false">
        <style:tab-stops>
          <style:tab-stop style:position="1.27cm"/>
          <style:tab-stop style:position="2.54cm"/>
          <style:tab-stop style:position="3.81cm"/>
          <style:tab-stop style:position="6.35cm"/>
          <style:tab-stop style:position="8.89cm"/>
        </style:tab-stops>
      </style:paragraph-properties>
      <style:text-properties style:font-name="Tms Rmn" fo:font-family="'Tms Rmn'" style:font-family-generic="roman" style:font-pitch="variable" style:font-name-asian="Tms Rmn" style:font-family-asian="'Tms Rmn'" style:font-family-generic-asian="roman" style:font-pitch-asian="variable" style:font-name-complex="Tms Rmn" style:font-family-complex="'Tms Rmn'" style:font-family-generic-complex="roman" style:font-pitch-complex="variable" fo:hyphenate="false"/>
    </style:style>
    <style:style style:name="Основной_20_текст" style:display-name="Основной текст" style:family="paragraph">
      <style:paragraph-properties fo:margin-top="0cm" fo:margin-bottom="0.212cm" style:contextual-spacing="false" style:line-height-at-least="0.388cm" fo:keep-together="always" fo:orphans="2" fo:widows="2" fo:hyphenation-ladder-count="no-limit"/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Comment_20_Text" style:display-name="Comment Text" style:family="paragraph" style:parent-style-name="Standard">
      <style:paragraph-properties fo:line-height="100%" fo:orphans="2" fo:widows="2" fo:hyphenation-ladder-count="no-limit"/>
      <style:text-properties fo:hyphenate="false"/>
    </style:style>
    <style:style style:name="Текст" style:family="paragraph" style:parent-style-name="Standard">
      <style:paragraph-properties fo:line-height="100%" fo:orphans="2" fo:widows="2"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/>
    </style:style>
    <style:style style:name="Project" style:family="paragraph" style:parent-style-name="Standard">
      <style:paragraph-properties fo:line-height="100%" fo:text-align="end" style:justify-single-word="false" fo:orphans="2" fo:widows="2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CompanyName" style:family="paragraph" style:parent-style-name="Standard">
      <style:paragraph-properties fo:line-height="100%" fo:text-align="end" style:justify-single-word="false" fo:orphans="2" fo:widows="2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/>
    </style:style>
    <style:style style:name="WW8Num10z0" style:family="text">
      <style:text-properties style:font-name="Wingdings" fo:font-family="Wingdings" style:font-family-generic="system" style:font-pitch="variable" style:font-charset="x-symbol" fo:language="ru" fo:country="RU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Номер_20_страницы" style:display-name="Номер страницы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65%" fo:font-size="10pt" style:font-size-asian="10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Основной_20_шрифт_20_абзаца">
      <style:text-properties fo:font-size="8pt" style:font-size-asian="8pt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 fo:language="ru" fo:country="RU" style:font-name-complex="Wingdings" style:font-family-complex="Wingdings" style:font-family-generic-complex="system" style:font-pitch-complex="variable" style:font-charset-complex="x-symbol"/>
    </style:style>
    <style:style style:name="WW_5f_CharLFO11LVL2" style:display-name="WW_CharLFO11LVL2" style:family="text">
      <style:text-properties style:font-name="Wingdings" fo:font-family="Wingdings" style:font-family-generic="system" style:font-pitch="variable" style:font-charset="x-symbol" fo:language="ru" fo:country="RU" style:font-name-complex="Wingdings" style:font-family-complex="Wingdings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language="ru" fo:country="RU" style:font-name-complex="Wingdings" style:font-family-complex="Wingdings" style:font-family-generic-complex="system" style:font-pitch-complex="variable" style:font-charset-complex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language="ru" fo:country="RU" style:font-name-complex="Wingdings" style:font-family-complex="Wingdings" style:font-family-generic-complex="system" style:font-pitch-complex="variable" style:font-charset-complex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language="ru" fo:country="RU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3LVL2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9LVL1" text:bullet-char="">
        <style:list-level-properties text:list-level-position-and-space-mode="label-alignment">
          <style:list-level-label-alignment text:label-followed-by="listtab" fo:text-indent="-0.635cm" fo:margin-left="1.57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_5f_CharLFO10LVL1" style:num-prefix="?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1LVL1" text:bullet-char="">
        <style:list-level-properties text:list-level-position-and-space-mode="label-alignment">
          <style:list-level-label-alignment text:label-followed-by="listtab" fo:text-indent="-0.635cm" fo:margin-left="1.942cm"/>
        </style:list-level-properties>
        <style:text-properties style:font-name="Wingdings"/>
      </text:list-level-style-bullet>
      <text:list-level-style-bullet text:level="2" text:style-name="WW_5f_CharLFO11LVL2" text:bullet-char="">
        <style:list-level-properties text:list-level-position-and-space-mode="label-alignment">
          <style:list-level-label-alignment text:label-followed-by="listtab" fo:text-indent="-0.635cm" fo:margin-left="3.212cm"/>
        </style:list-level-properties>
        <style:text-properties style:font-name="Wingdings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4.482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752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22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29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9.562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832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1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635cm" fo:margin-left="1.942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3.212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4.482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752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7.022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8.29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9.562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832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2.1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">
        <style:list-level-properties text:list-level-position-and-space-mode="label-alignment">
          <style:list-level-label-alignment text:label-followed-by="listtab" fo:text-indent="-0.635cm" fo:margin-left="1.319cm"/>
        </style:list-level-properties>
        <style:text-properties style:font-name="Wingdings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89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59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129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99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69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93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209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Test Plan</dc:title>
    <dc:subject>Leader Task</dc:subject>
    <meta:initial-creator>Julia Nechaeva</meta:initial-creator>
    <meta:creation-date>2008-12-08T18:58:00Z</meta:creation-date>
    <dc:date>2016-12-08T15:25:49.112012563</dc:date>
    <meta:print-date>2001-10-16T16:01:00Z</meta:print-date>
    <meta:editing-cycles>197</meta:editing-cycles>
    <meta:editing-duration>PT3H57M</meta:editing-duration>
    <meta:document-statistic meta:table-count="0" meta:image-count="0" meta:object-count="0" meta:page-count="4" meta:paragraph-count="90" meta:word-count="603" meta:character-count="4565" meta:non-whitespace-character-count="4080"/>
    <meta:template xlink:type="simple" xlink:actuate="onRequest" xlink:title="" xlink:href="Normal.dotm"/>
  </office:meta>
</office:document-meta>
</file>